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8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34" style:family="table-cell" style:parent-style-name="Default" style:data-style-name="N100">
      <style:text-properties fo:font-style="normal" style:font-style-asian="normal" style:font-style-complex="normal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6" style:family="table-cell" style:parent-style-name="Default" style:data-style-name="N0"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c0c0c0"/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style="italic" style:font-style-asian="italic" style:font-style-complex="italic"/>
    </style:style>
    <style:style style:name="ce42" style:family="table-cell" style:parent-style-name="Default" style:data-style-name="N100">
      <style:table-cell-properties fo:background-color="transparent"/>
      <style:text-properties fo:font-style="normal" style:font-style-asian="normal" style:font-style-complex="normal"/>
    </style:style>
    <style:style style:name="ce43" style:family="table-cell" style:parent-style-name="Default" style:data-style-name="N100"/>
    <style:style style:name="ce39" style:family="table-cell" style:parent-style-name="Default" style:data-style-name="N1"/>
    <style:style style:name="ce44" style:family="table-cell" style:parent-style-name="Default" style:data-style-name="N1">
      <style:text-properties fo:font-style="italic" style:font-style-asian="italic" style:font-style-complex="italic"/>
    </style:style>
    <style:style style:name="ce51" style:family="table-cell" style:parent-style-name="Default" style:data-style-name="N1"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48" style:family="table-cell" style:parent-style-name="Default" style:data-style-name="N1">
      <style:table-cell-properties fo:background-color="transparent"/>
      <style:text-properties fo:font-style="normal" style:font-style-asian="normal" style:font-style-complex="normal"/>
    </style:style>
    <style:style style:name="ce49" style:family="table-cell" style:parent-style-name="Default" style:data-style-name="N1">
      <style:text-properties fo:font-weight="bold" style:font-weight-asian="bold" style:font-weight-complex="bold"/>
    </style:style>
    <style:style style:name="ce102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2">
      <style:text-properties fo:font-style="normal" style:font-style-asian="normal" style:font-style-complex="normal"/>
    </style:style>
    <style:style style:name="ce72" style:family="table-cell" style:parent-style-name="Default" style:data-style-name="N2">
      <style:table-cell-properties fo:background-color="transparent"/>
      <style:text-properties fo:font-style="normal" style:font-style-asian="normal" style:font-style-complex="normal"/>
    </style:style>
    <style:style style:name="ce46" style:family="table-cell" style:parent-style-name="Default" style:data-style-name="N2"/>
    <style:style style:name="ce22" style:family="table-cell" style:parent-style-name="Default" style:data-style-name="N2">
      <style:table-cell-properties fo:background-color="#c0c0c0"/>
      <style:text-properties fo:font-weight="bold" style:font-weight-asian="bold" style:font-weight-complex="bold"/>
    </style:style>
    <style:style style:name="ce23" style:family="table-cell" style:parent-style-name="Default" style:data-style-name="N2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4" table:number-columns-repeated="3" table:default-cell-style-name="ce39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Default"/>
        <table:table-column table:style-name="co10" table:number-columns-repeated="42" table:default-cell-style-name="Default"/>
        <table:table-column table:style-name="co9" table:default-cell-style-name="Default"/>
        <table:table-column table:style-name="co10" table:number-columns-repeated="74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33" office:value-type="string" calcext:value-type="string">
            <text:p>bed</text:p>
          </table:table-cell>
          <table:table-cell table:style-name="ce33" office:value-type="string" calcext:value-type="string">
            <text:p>woke</text:p>
          </table:table-cell>
          <table:table-cell table:style-name="ce10" office:value-type="string" calcext:value-type="string">
            <text:p>sleep_hours</text:p>
          </table:table-cell>
          <table:table-cell table:style-name="ce10" office:value-type="string" calcext:value-type="string">
            <text:p>weekday</text:p>
          </table:table-cell>
          <table:table-cell table:style-name="ce40" office:value-type="string" calcext:value-type="string">
            <text:p>month</text:p>
          </table:table-cell>
          <table:table-cell office:value-type="string" calcext:value-type="string">
            <text:p>supp_alpha</text:p>
          </table:table-cell>
          <table:table-cell office:value-type="string" calcext:value-type="string">
            <text:p>supp_beta</text:p>
          </table:table-cell>
          <table:table-cell table:style-name="ce49" office:value-type="string" calcext:value-type="string">
            <text:p>metric_a_strong</text:p>
          </table:table-cell>
          <table:table-cell table:style-name="ce102" office:value-type="string" calcext:value-type="string">
            <text:p>metric_b_weak</text:p>
          </table:table-cell>
          <table:table-cell table:style-name="ce102" office:value-type="string" calcext:value-type="string">
            <text:p>metric_c_none</text:p>
          </table:table-cell>
          <table:table-cell table:style-name="ce22" office:value-type="string" calcext:value-type="string">
            <text:p>score</text:p>
          </table:table-cell>
          <table:table-cell table:style-name="ce33" table:number-columns-repeated="785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number-columns-repeated="3" table:style-name="ce7" office:value-type="string" calcext:value-type="string">
            <text:p>numeric</text:p>
          </table:table-cell>
          <table:table-cell table:style-name="ce7" office:value-type="string" calcext:value-type="string">
            <text:p>{n,m,t,w,r,f,s}</text:p>
          </table:table-cell>
          <table:table-cell table:style-name="ce41" office:value-type="string" calcext:value-type="string">
            <text:p>{1,2,3,4,5,6,7,8,9,10,11,12}</text:p>
          </table:table-cell>
          <table:table-cell table:number-columns-repeated="3" table:style-name="ce44" office:value-type="string" calcext:value-type="string">
            <text:p>numeric</text:p>
          </table:table-cell>
          <table:table-cell table:number-columns-repeated="2" table:style-name="ce7" office:value-type="string" calcext:value-type="string">
            <text:p>numeric</text:p>
          </table:table-cell>
          <table:table-cell table:style-name="ce23" office:value-type="string" calcext:value-type="string">
            <text:p>numeric</text:p>
          </table:table-cell>
          <table:table-cell table:style-name="ce7" table:number-columns-repeated="785"/>
        </table:table-row>
        <table:table-row table:style-name="ro1">
          <table:table-cell table:style-name="ce20" office:value-type="string" calcext:value-type="string">
            <text:p>min,max,step</text:p>
          </table:table-cell>
          <table:table-cell table:style-name="ce34" office:value-type="string" calcext:value-type="string">
            <text:p>-24,24,1</text:p>
          </table:table-cell>
          <table:table-cell table:style-name="ce34"/>
          <table:table-cell table:style-name="ce34" office:value-type="string" calcext:value-type="string">
            <text:p>0,24,0.5</text:p>
          </table:table-cell>
          <table:table-cell table:style-name="ce34" table:number-columns-repeated="2"/>
          <table:table-cell table:number-columns-repeated="4" table:style-name="ce51" office:value-type="string" calcext:value-type="string">
            <text:p>0,100,1</text:p>
          </table:table-cell>
          <table:table-cell table:style-name="ce34" office:value-type="string" calcext:value-type="string">
            <text:p>0,1,0.1</text:p>
          </table:table-cell>
          <table:table-cell table:style-name="ce24"/>
          <table:table-cell table:style-name="ce34" table:number-columns-repeated="785"/>
        </table:table-row>
        <table:table-row table:style-name="ro1">
          <table:table-cell table:style-name="ce20" office:value-type="string" calcext:value-type="string">
            <text:p>tag</text:p>
          </table:table-cell>
          <table:table-cell table:style-name="ce34" table:number-columns-repeated="5"/>
          <table:table-cell table:style-name="ce51" table:number-columns-repeated="4"/>
          <table:table-cell table:style-name="ce34"/>
          <table:table-cell table:style-name="ce24"/>
          <table:table-cell table:style-name="ce34" table:number-columns-repeated="785"/>
        </table:table-row>
        <table:table-row table:style-name="ro1">
          <table:table-cell table:style-name="ce20" office:value-type="string" calcext:value-type="string">
            <text:p>recommender</text:p>
          </table:table-cell>
          <table:table-cell table:style-name="ce34" table:number-columns-repeated="5"/>
          <table:table-cell table:style-name="ce51" table:number-columns-repeated="4"/>
          <table:table-cell table:style-name="ce34"/>
          <table:table-cell table:style-name="ce24"/>
          <table:table-cell table:style-name="ce34" table:number-columns-repeated="785"/>
        </table:table-row>
        <table:table-row table:style-name="ro1">
          <table:table-cell table:style-name="ce20" office:value-type="string" calcext:value-type="string">
            <text:p>recommeded time</text:p>
          </table:table-cell>
          <table:table-cell table:style-name="ce34" table:number-columns-repeated="5"/>
          <table:table-cell table:style-name="ce51" table:number-columns-repeated="4"/>
          <table:table-cell table:style-name="ce34"/>
          <table:table-cell table:style-name="ce24"/>
          <table:table-cell table:style-name="ce34" table:number-columns-repeated="785"/>
        </table:table-row>
        <table:table-row table:style-name="ro1">
          <table:table-cell table:style-name="ce20" office:value-type="string" calcext:value-type="string">
            <text:p>recommended dose</text:p>
          </table:table-cell>
          <table:table-cell table:style-name="ce34" table:number-columns-repeated="5"/>
          <table:table-cell table:style-name="ce51" table:number-columns-repeated="4"/>
          <table:table-cell table:style-name="ce34"/>
          <table:table-cell table:style-name="ce24"/>
          <table:table-cell table:style-name="ce34" table:number-columns-repeated="785"/>
        </table:table-row>
        <table:table-row table:style-name="ro1">
          <table:table-cell table:style-name="ce20" office:value-type="string" calcext:value-type="string">
            <text:p>purpose</text:p>
          </table:table-cell>
          <table:table-cell table:style-name="ce34" table:number-columns-repeated="5"/>
          <table:table-cell table:style-name="ce51" table:number-columns-repeated="4"/>
          <table:table-cell table:style-name="ce34"/>
          <table:table-cell table:style-name="ce24"/>
          <table:table-cell table:style-name="ce34" table:number-columns-repeated="785"/>
        </table:table-row>
        <table:table-row table:style-name="ro1">
          <table:table-cell table:style-name="ce21" office:value-type="string" calcext:value-type="string">
            <text:p>learn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8" table:number-columns-repeated="785"/>
        </table:table-row>
        <table:table-row table:style-name="ro1">
          <table:table-cell table:style-name="ce21" office:value-type="string" calcext:value-type="string">
            <text:p>predic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8" table:number-columns-repeated="785"/>
        </table:table-row>
        <table:table-row table:style-name="ro1">
          <table:table-cell table:style-name="ce21" office:value-type="string" calcext:value-type="string">
            <text:p>change</text:p>
          </table:table-cell>
          <table:table-cell table:style-name="ce8" office:value-type="string" calcext:value-type="string">
            <text:p>abs</text:p>
          </table:table-cell>
          <table:table-cell table:style-name="ce8"/>
          <table:table-cell table:style-name="ce8" office:value-type="string" calcext:value-type="string">
            <text:p>abs</text:p>
          </table:table-cell>
          <table:table-cell table:style-name="ce8"/>
          <table:table-cell table:style-name="ce34"/>
          <table:table-cell table:number-columns-repeated="3" table:style-name="ce51" office:value-type="string" calcext:value-type="string">
            <text:p>abs</text:p>
          </table:table-cell>
          <table:table-cell table:number-columns-repeated="2" table:style-name="ce8" office:value-type="string" calcext:value-type="string">
            <text:p>abs</text:p>
          </table:table-cell>
          <table:table-cell table:style-name="ce51"/>
          <table:table-cell table:style-name="ce8" table:number-columns-repeated="785"/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2]-[.B12]" office:value-type="float" office:value="9" calcext:value-type="float">
            <text:p>9</text:p>
          </table:table-cell>
          <table:table-cell table:style-name="ce8" table:formula="of:=CHOOSE(WEEKDAY([.A12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12])" office:value-type="float" office:value="2" calcext:value-type="float">
            <text:p>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4" table:formula="of:=[.I12]*0.75 + RAND()*0.25" office:value-type="float" office:value="0.877032794720825" calcext:value-type="float">
            <text:p>0.88</text:p>
          </table:table-cell>
          <table:table-cell table:style-name="ce24" table:formula="of:=RAND()" office:value-type="float" office:value="0.0739993300338395" calcext:value-type="float">
            <text:p>0.07</text:p>
          </table:table-cell>
          <table:table-cell table:style-name="ce24" table:formula="of:=[.I12]*10" office:value-type="float" office:value="10" calcext:value-type="float">
            <text:p>10.00</text:p>
          </table:table-cell>
          <table:table-cell table:number-columns-repeated="785"/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3]-[.B13]" office:value-type="float" office:value="9" calcext:value-type="float">
            <text:p>9</text:p>
          </table:table-cell>
          <table:table-cell table:style-name="ce8" table:formula="of:=CHOOSE(WEEKDAY([.A13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13])" office:value-type="float" office:value="2" calcext:value-type="float">
            <text:p>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24" table:formula="of:=[.I13]*0.75 + RAND()*0.25" office:value-type="float" office:value="7.6958695588767" calcext:value-type="float">
            <text:p>7.70</text:p>
          </table:table-cell>
          <table:table-cell table:style-name="ce24" table:formula="of:=RAND()" office:value-type="float" office:value="0.820435097841153" calcext:value-type="float">
            <text:p>0.82</text:p>
          </table:table-cell>
          <table:table-cell table:style-name="ce24" table:formula="of:=[.I13]*10" office:value-type="float" office:value="100" calcext:value-type="float">
            <text:p>100.00</text:p>
          </table:table-cell>
          <table:table-cell table:number-columns-repeated="785"/>
        </table:table-row>
        <table:table-row table:style-name="ro1">
          <table:table-cell office:value-type="date" office:date-value="2017-02-04" calcext:value-type="date">
            <text:p>2017-02-0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4]-[.B14]" office:value-type="float" office:value="9" calcext:value-type="float">
            <text:p>9</text:p>
          </table:table-cell>
          <table:table-cell table:style-name="ce8" table:formula="of:=CHOOSE(WEEKDAY([.A14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14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14]*0.75 + RAND()*0.25" office:value-type="float" office:value="11.4631311095114" calcext:value-type="float">
            <text:p>11.46</text:p>
          </table:table-cell>
          <table:table-cell table:style-name="ce24" table:formula="of:=RAND()" office:value-type="float" office:value="0.871206091058413" calcext:value-type="float">
            <text:p>0.87</text:p>
          </table:table-cell>
          <table:table-cell table:style-name="ce24" table:formula="of:=[.I14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5]-[.B15]" office:value-type="float" office:value="9" calcext:value-type="float">
            <text:p>9</text:p>
          </table:table-cell>
          <table:table-cell table:style-name="ce8" table:formula="of:=CHOOSE(WEEKDAY([.A15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15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15]*0.75 + RAND()*0.25" office:value-type="float" office:value="15.2218939238615" calcext:value-type="float">
            <text:p>15.22</text:p>
          </table:table-cell>
          <table:table-cell table:style-name="ce24" table:formula="of:=RAND()" office:value-type="float" office:value="0.713036373987053" calcext:value-type="float">
            <text:p>0.71</text:p>
          </table:table-cell>
          <table:table-cell table:style-name="ce24" table:formula="of:=[.I15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6]-[.B16]" office:value-type="float" office:value="9" calcext:value-type="float">
            <text:p>9</text:p>
          </table:table-cell>
          <table:table-cell table:style-name="ce8" table:formula="of:=CHOOSE(WEEKDAY([.A16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16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16]*0.75 + RAND()*0.25" office:value-type="float" office:value="18.8757306777271" calcext:value-type="float">
            <text:p>18.88</text:p>
          </table:table-cell>
          <table:table-cell table:style-name="ce24" table:formula="of:=RAND()" office:value-type="float" office:value="0.965488307778595" calcext:value-type="float">
            <text:p>0.97</text:p>
          </table:table-cell>
          <table:table-cell table:style-name="ce24" table:formula="of:=[.I16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7]-[.B17]" office:value-type="float" office:value="9" calcext:value-type="float">
            <text:p>9</text:p>
          </table:table-cell>
          <table:table-cell table:style-name="ce8" table:formula="of:=CHOOSE(WEEKDAY([.A17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17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17]*0.75 + RAND()*0.25" office:value-type="float" office:value="22.7165706822394" calcext:value-type="float">
            <text:p>22.72</text:p>
          </table:table-cell>
          <table:table-cell table:style-name="ce24" table:formula="of:=RAND()" office:value-type="float" office:value="0.586211556641202" calcext:value-type="float">
            <text:p>0.59</text:p>
          </table:table-cell>
          <table:table-cell table:style-name="ce24" table:formula="of:=[.I17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8]-[.B18]" office:value-type="float" office:value="9" calcext:value-type="float">
            <text:p>9</text:p>
          </table:table-cell>
          <table:table-cell table:style-name="ce8" table:formula="of:=CHOOSE(WEEKDAY([.A18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18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18]*0.75 + RAND()*0.25" office:value-type="float" office:value="26.3259341491051" calcext:value-type="float">
            <text:p>26.33</text:p>
          </table:table-cell>
          <table:table-cell table:style-name="ce24" table:formula="of:=RAND()" office:value-type="float" office:value="0.554900800053987" calcext:value-type="float">
            <text:p>0.55</text:p>
          </table:table-cell>
          <table:table-cell table:style-name="ce24" table:formula="of:=[.I18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30" calcext:value-type="date">
            <text:p>2017-01-30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9]-[.B19]" office:value-type="float" office:value="9" calcext:value-type="float">
            <text:p>9</text:p>
          </table:table-cell>
          <table:table-cell table:style-name="ce8" table:formula="of:=CHOOSE(WEEKDAY([.A19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19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19]*0.75 + RAND()*0.25" office:value-type="float" office:value="30.1987332951949" calcext:value-type="float">
            <text:p>30.20</text:p>
          </table:table-cell>
          <table:table-cell table:style-name="ce24" table:formula="of:=RAND()" office:value-type="float" office:value="0.179878618388623" calcext:value-type="float">
            <text:p>0.18</text:p>
          </table:table-cell>
          <table:table-cell table:style-name="ce24" table:formula="of:=[.I19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9" calcext:value-type="date">
            <text:p>2017-01-29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0]-[.B20]" office:value-type="float" office:value="9" calcext:value-type="float">
            <text:p>9</text:p>
          </table:table-cell>
          <table:table-cell table:style-name="ce8" table:formula="of:=CHOOSE(WEEKDAY([.A20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20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45" calcext:value-type="float">
            <text:p>45</text:p>
          </table:table-cell>
          <table:table-cell table:style-name="ce24" table:formula="of:=[.I20]*0.75 + RAND()*0.25" office:value-type="float" office:value="33.9728115161545" calcext:value-type="float">
            <text:p>33.97</text:p>
          </table:table-cell>
          <table:table-cell table:style-name="ce24" table:formula="of:=RAND()" office:value-type="float" office:value="0.359208474863048" calcext:value-type="float">
            <text:p>0.36</text:p>
          </table:table-cell>
          <table:table-cell table:style-name="ce24" table:formula="of:=[.I20]*10" office:value-type="float" office:value="450" calcext:value-type="float">
            <text:p>4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8" calcext:value-type="date">
            <text:p>2017-01-28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1]-[.B21]" office:value-type="float" office:value="9" calcext:value-type="float">
            <text:p>9</text:p>
          </table:table-cell>
          <table:table-cell table:style-name="ce8" table:formula="of:=CHOOSE(WEEKDAY([.A21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21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50" calcext:value-type="float">
            <text:p>50</text:p>
          </table:table-cell>
          <table:table-cell table:style-name="ce24" table:formula="of:=[.I21]*0.75 + RAND()*0.25" office:value-type="float" office:value="37.664810342651" calcext:value-type="float">
            <text:p>37.66</text:p>
          </table:table-cell>
          <table:table-cell table:style-name="ce24" table:formula="of:=RAND()" office:value-type="float" office:value="0.81940011924193" calcext:value-type="float">
            <text:p>0.82</text:p>
          </table:table-cell>
          <table:table-cell table:style-name="ce24" table:formula="of:=[.I21]*10" office:value-type="float" office:value="500" calcext:value-type="float">
            <text:p>5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7" calcext:value-type="date">
            <text:p>2017-01-27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2]-[.B22]" office:value-type="float" office:value="9" calcext:value-type="float">
            <text:p>9</text:p>
          </table:table-cell>
          <table:table-cell table:style-name="ce8" table:formula="of:=CHOOSE(WEEKDAY([.A22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22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45" calcext:value-type="float">
            <text:p>45</text:p>
          </table:table-cell>
          <table:table-cell table:style-name="ce24" table:formula="of:=[.I22]*0.75 + RAND()*0.25" office:value-type="float" office:value="33.9633163385155" calcext:value-type="float">
            <text:p>33.96</text:p>
          </table:table-cell>
          <table:table-cell table:style-name="ce24" table:formula="of:=RAND()" office:value-type="float" office:value="0.97834257662055" calcext:value-type="float">
            <text:p>0.98</text:p>
          </table:table-cell>
          <table:table-cell table:style-name="ce24" table:formula="of:=[.I22]*10" office:value-type="float" office:value="450" calcext:value-type="float">
            <text:p>4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6" calcext:value-type="date">
            <text:p>2017-01-2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3]-[.B23]" office:value-type="float" office:value="9" calcext:value-type="float">
            <text:p>9</text:p>
          </table:table-cell>
          <table:table-cell table:style-name="ce8" table:formula="of:=CHOOSE(WEEKDAY([.A23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23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23]*0.75 + RAND()*0.25" office:value-type="float" office:value="30.1008399018297" calcext:value-type="float">
            <text:p>30.10</text:p>
          </table:table-cell>
          <table:table-cell table:style-name="ce24" table:formula="of:=RAND()" office:value-type="float" office:value="0.360661289961354" calcext:value-type="float">
            <text:p>0.36</text:p>
          </table:table-cell>
          <table:table-cell table:style-name="ce24" table:formula="of:=[.I23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4]-[.B24]" office:value-type="float" office:value="9" calcext:value-type="float">
            <text:p>9</text:p>
          </table:table-cell>
          <table:table-cell table:style-name="ce8" table:formula="of:=CHOOSE(WEEKDAY([.A24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24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24]*0.75 + RAND()*0.25" office:value-type="float" office:value="26.3344348057" calcext:value-type="float">
            <text:p>26.33</text:p>
          </table:table-cell>
          <table:table-cell table:style-name="ce24" table:formula="of:=RAND()" office:value-type="float" office:value="0.240008080623979" calcext:value-type="float">
            <text:p>0.24</text:p>
          </table:table-cell>
          <table:table-cell table:style-name="ce24" table:formula="of:=[.I24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5]-[.B25]" office:value-type="float" office:value="9" calcext:value-type="float">
            <text:p>9</text:p>
          </table:table-cell>
          <table:table-cell table:style-name="ce8" table:formula="of:=CHOOSE(WEEKDAY([.A25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25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25]*0.75 + RAND()*0.25" office:value-type="float" office:value="22.5127538997525" calcext:value-type="float">
            <text:p>22.51</text:p>
          </table:table-cell>
          <table:table-cell table:style-name="ce24" table:formula="of:=RAND()" office:value-type="float" office:value="0.823779685001052" calcext:value-type="float">
            <text:p>0.82</text:p>
          </table:table-cell>
          <table:table-cell table:style-name="ce24" table:formula="of:=[.I25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6]-[.B26]" office:value-type="float" office:value="9" calcext:value-type="float">
            <text:p>9</text:p>
          </table:table-cell>
          <table:table-cell table:style-name="ce8" table:formula="of:=CHOOSE(WEEKDAY([.A26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26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26]*0.75 + RAND()*0.25" office:value-type="float" office:value="18.8082954096648" calcext:value-type="float">
            <text:p>18.81</text:p>
          </table:table-cell>
          <table:table-cell table:style-name="ce24" table:formula="of:=RAND()" office:value-type="float" office:value="0.887745813767464" calcext:value-type="float">
            <text:p>0.89</text:p>
          </table:table-cell>
          <table:table-cell table:style-name="ce24" table:formula="of:=[.I26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2" calcext:value-type="date">
            <text:p>2017-01-2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7]-[.B27]" office:value-type="float" office:value="9" calcext:value-type="float">
            <text:p>9</text:p>
          </table:table-cell>
          <table:table-cell table:style-name="ce8" table:formula="of:=CHOOSE(WEEKDAY([.A27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27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27]*0.75 + RAND()*0.25" office:value-type="float" office:value="15.1149513847589" calcext:value-type="float">
            <text:p>15.11</text:p>
          </table:table-cell>
          <table:table-cell table:style-name="ce24" table:formula="of:=RAND()" office:value-type="float" office:value="0.182041032839172" calcext:value-type="float">
            <text:p>0.18</text:p>
          </table:table-cell>
          <table:table-cell table:style-name="ce24" table:formula="of:=[.I27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8]-[.B28]" office:value-type="float" office:value="9" calcext:value-type="float">
            <text:p>9</text:p>
          </table:table-cell>
          <table:table-cell table:style-name="ce8" table:formula="of:=CHOOSE(WEEKDAY([.A28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28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28]*0.75 + RAND()*0.25" office:value-type="float" office:value="11.3531329913709" calcext:value-type="float">
            <text:p>11.35</text:p>
          </table:table-cell>
          <table:table-cell table:style-name="ce24" table:formula="of:=RAND()" office:value-type="float" office:value="0.27727473591353" calcext:value-type="float">
            <text:p>0.28</text:p>
          </table:table-cell>
          <table:table-cell table:style-name="ce24" table:formula="of:=[.I28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9]-[.B29]" office:value-type="float" office:value="9" calcext:value-type="float">
            <text:p>9</text:p>
          </table:table-cell>
          <table:table-cell table:style-name="ce8" table:formula="of:=CHOOSE(WEEKDAY([.A29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29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10" calcext:value-type="float">
            <text:p>10</text:p>
          </table:table-cell>
          <table:table-cell table:style-name="ce24" table:formula="of:=[.I29]*0.75 + RAND()*0.25" office:value-type="float" office:value="7.51400208130014" calcext:value-type="float">
            <text:p>7.51</text:p>
          </table:table-cell>
          <table:table-cell table:style-name="ce24" table:formula="of:=RAND()" office:value-type="float" office:value="0.770435618073492" calcext:value-type="float">
            <text:p>0.77</text:p>
          </table:table-cell>
          <table:table-cell table:style-name="ce24" table:formula="of:=[.I29]*10" office:value-type="float" office:value="100" calcext:value-type="float">
            <text:p>1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9" calcext:value-type="date">
            <text:p>2017-01-19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0]-[.B30]" office:value-type="float" office:value="9" calcext:value-type="float">
            <text:p>9</text:p>
          </table:table-cell>
          <table:table-cell table:style-name="ce8" table:formula="of:=CHOOSE(WEEKDAY([.A30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30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" table:formula="of:=[.I30]*0.75 + RAND()*0.25" office:value-type="float" office:value="0.959864348568573" calcext:value-type="float">
            <text:p>0.96</text:p>
          </table:table-cell>
          <table:table-cell table:style-name="ce24" table:formula="of:=RAND()" office:value-type="float" office:value="0.117686212731014" calcext:value-type="float">
            <text:p>0.12</text:p>
          </table:table-cell>
          <table:table-cell table:style-name="ce24" table:formula="of:=[.I30]*10" office:value-type="float" office:value="10" calcext:value-type="float">
            <text:p>1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1]-[.B31]" office:value-type="float" office:value="9" calcext:value-type="float">
            <text:p>9</text:p>
          </table:table-cell>
          <table:table-cell table:style-name="ce8" table:formula="of:=CHOOSE(WEEKDAY([.A31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31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24" table:formula="of:=[.I31]*0.75 + RAND()*0.25" office:value-type="float" office:value="0.901095348030485" calcext:value-type="float">
            <text:p>0.90</text:p>
          </table:table-cell>
          <table:table-cell table:style-name="ce24" table:formula="of:=RAND()" office:value-type="float" office:value="0.0168501405201436" calcext:value-type="float">
            <text:p>0.02</text:p>
          </table:table-cell>
          <table:table-cell table:style-name="ce24" table:formula="of:=[.I31]*10" office:value-type="float" office:value="10" calcext:value-type="float">
            <text:p>1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2]-[.B32]" office:value-type="float" office:value="9" calcext:value-type="float">
            <text:p>9</text:p>
          </table:table-cell>
          <table:table-cell table:style-name="ce8" table:formula="of:=CHOOSE(WEEKDAY([.A32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32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24" table:formula="of:=[.I32]*0.75 + RAND()*0.25" office:value-type="float" office:value="7.7069041970931" calcext:value-type="float">
            <text:p>7.71</text:p>
          </table:table-cell>
          <table:table-cell table:style-name="ce24" table:formula="of:=RAND()" office:value-type="float" office:value="0.973836258011013" calcext:value-type="float">
            <text:p>0.97</text:p>
          </table:table-cell>
          <table:table-cell table:style-name="ce24" table:formula="of:=[.I32]*10" office:value-type="float" office:value="100" calcext:value-type="float">
            <text:p>1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3]-[.B33]" office:value-type="float" office:value="9" calcext:value-type="float">
            <text:p>9</text:p>
          </table:table-cell>
          <table:table-cell table:style-name="ce8" table:formula="of:=CHOOSE(WEEKDAY([.A33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33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33]*0.75 + RAND()*0.25" office:value-type="float" office:value="11.4132183670256" calcext:value-type="float">
            <text:p>11.41</text:p>
          </table:table-cell>
          <table:table-cell table:style-name="ce24" table:formula="of:=RAND()" office:value-type="float" office:value="0.778122589701093" calcext:value-type="float">
            <text:p>0.78</text:p>
          </table:table-cell>
          <table:table-cell table:style-name="ce24" table:formula="of:=[.I33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5" calcext:value-type="date">
            <text:p>2017-01-1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4]-[.B34]" office:value-type="float" office:value="9" calcext:value-type="float">
            <text:p>9</text:p>
          </table:table-cell>
          <table:table-cell table:style-name="ce8" table:formula="of:=CHOOSE(WEEKDAY([.A34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34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34]*0.75 + RAND()*0.25" office:value-type="float" office:value="15.2065381165651" calcext:value-type="float">
            <text:p>15.21</text:p>
          </table:table-cell>
          <table:table-cell table:style-name="ce24" table:formula="of:=RAND()" office:value-type="float" office:value="0.926825441649751" calcext:value-type="float">
            <text:p>0.93</text:p>
          </table:table-cell>
          <table:table-cell table:style-name="ce24" table:formula="of:=[.I34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4" calcext:value-type="date">
            <text:p>2017-01-1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5]-[.B35]" office:value-type="float" office:value="9" calcext:value-type="float">
            <text:p>9</text:p>
          </table:table-cell>
          <table:table-cell table:style-name="ce8" table:formula="of:=CHOOSE(WEEKDAY([.A35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35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35]*0.75 + RAND()*0.25" office:value-type="float" office:value="18.7803098170163" calcext:value-type="float">
            <text:p>18.78</text:p>
          </table:table-cell>
          <table:table-cell table:style-name="ce24" table:formula="of:=RAND()" office:value-type="float" office:value="0.285959857906484" calcext:value-type="float">
            <text:p>0.29</text:p>
          </table:table-cell>
          <table:table-cell table:style-name="ce24" table:formula="of:=[.I35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3" calcext:value-type="date">
            <text:p>2017-01-1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6]-[.B36]" office:value-type="float" office:value="9" calcext:value-type="float">
            <text:p>9</text:p>
          </table:table-cell>
          <table:table-cell table:style-name="ce8" table:formula="of:=CHOOSE(WEEKDAY([.A36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36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36]*0.75 + RAND()*0.25" office:value-type="float" office:value="22.6478625678205" calcext:value-type="float">
            <text:p>22.65</text:p>
          </table:table-cell>
          <table:table-cell table:style-name="ce24" table:formula="of:=RAND()" office:value-type="float" office:value="0.732537481971048" calcext:value-type="float">
            <text:p>0.73</text:p>
          </table:table-cell>
          <table:table-cell table:style-name="ce24" table:formula="of:=[.I36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7]-[.B37]" office:value-type="float" office:value="9" calcext:value-type="float">
            <text:p>9</text:p>
          </table:table-cell>
          <table:table-cell table:style-name="ce8" table:formula="of:=CHOOSE(WEEKDAY([.A37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37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37]*0.75 + RAND()*0.25" office:value-type="float" office:value="26.2748012822491" calcext:value-type="float">
            <text:p>26.27</text:p>
          </table:table-cell>
          <table:table-cell table:style-name="ce24" table:formula="of:=RAND()" office:value-type="float" office:value="0.575796535712308" calcext:value-type="float">
            <text:p>0.58</text:p>
          </table:table-cell>
          <table:table-cell table:style-name="ce24" table:formula="of:=[.I37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1" calcext:value-type="date">
            <text:p>2017-01-1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8]-[.B38]" office:value-type="float" office:value="9" calcext:value-type="float">
            <text:p>9</text:p>
          </table:table-cell>
          <table:table-cell table:style-name="ce8" table:formula="of:=CHOOSE(WEEKDAY([.A38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38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38]*0.75 + RAND()*0.25" office:value-type="float" office:value="30.0427525633495" calcext:value-type="float">
            <text:p>30.04</text:p>
          </table:table-cell>
          <table:table-cell table:style-name="ce24" table:formula="of:=RAND()" office:value-type="float" office:value="0.800710896996996" calcext:value-type="float">
            <text:p>0.80</text:p>
          </table:table-cell>
          <table:table-cell table:style-name="ce24" table:formula="of:=[.I38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0" calcext:value-type="date">
            <text:p>2017-01-10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9]-[.B39]" office:value-type="float" office:value="9" calcext:value-type="float">
            <text:p>9</text:p>
          </table:table-cell>
          <table:table-cell table:style-name="ce8" table:formula="of:=CHOOSE(WEEKDAY([.A39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39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39]*0.75 + RAND()*0.25" office:value-type="float" office:value="30.1209610881132" calcext:value-type="float">
            <text:p>30.12</text:p>
          </table:table-cell>
          <table:table-cell table:style-name="ce24" table:formula="of:=RAND()" office:value-type="float" office:value="0.902811326385485" calcext:value-type="float">
            <text:p>0.90</text:p>
          </table:table-cell>
          <table:table-cell table:style-name="ce24" table:formula="of:=[.I39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9" calcext:value-type="date">
            <text:p>2017-01-09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0]-[.B40]" office:value-type="float" office:value="9" calcext:value-type="float">
            <text:p>9</text:p>
          </table:table-cell>
          <table:table-cell table:style-name="ce8" table:formula="of:=CHOOSE(WEEKDAY([.A40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40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40]*0.75 + RAND()*0.25" office:value-type="float" office:value="30.0483621542667" calcext:value-type="float">
            <text:p>30.05</text:p>
          </table:table-cell>
          <table:table-cell table:style-name="ce24" table:formula="of:=RAND()" office:value-type="float" office:value="0.482945415320565" calcext:value-type="float">
            <text:p>0.48</text:p>
          </table:table-cell>
          <table:table-cell table:style-name="ce24" table:formula="of:=[.I40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8" calcext:value-type="date">
            <text:p>2017-01-08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1]-[.B41]" office:value-type="float" office:value="9" calcext:value-type="float">
            <text:p>9</text:p>
          </table:table-cell>
          <table:table-cell table:style-name="ce8" table:formula="of:=CHOOSE(WEEKDAY([.A41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41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41]*0.75 + RAND()*0.25" office:value-type="float" office:value="26.4182441604086" calcext:value-type="float">
            <text:p>26.42</text:p>
          </table:table-cell>
          <table:table-cell table:style-name="ce24" table:formula="of:=RAND()" office:value-type="float" office:value="0.5543947710514" calcext:value-type="float">
            <text:p>0.55</text:p>
          </table:table-cell>
          <table:table-cell table:style-name="ce24" table:formula="of:=[.I41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2]-[.B42]" office:value-type="float" office:value="9" calcext:value-type="float">
            <text:p>9</text:p>
          </table:table-cell>
          <table:table-cell table:style-name="ce8" table:formula="of:=CHOOSE(WEEKDAY([.A42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42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42]*0.75 + RAND()*0.25" office:value-type="float" office:value="22.6984758100151" calcext:value-type="float">
            <text:p>22.70</text:p>
          </table:table-cell>
          <table:table-cell table:style-name="ce24" table:formula="of:=RAND()" office:value-type="float" office:value="0.34466351245079" calcext:value-type="float">
            <text:p>0.34</text:p>
          </table:table-cell>
          <table:table-cell table:style-name="ce24" table:formula="of:=[.I42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6" calcext:value-type="date">
            <text:p>2017-01-0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3]-[.B43]" office:value-type="float" office:value="9" calcext:value-type="float">
            <text:p>9</text:p>
          </table:table-cell>
          <table:table-cell table:style-name="ce8" table:formula="of:=CHOOSE(WEEKDAY([.A43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43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43]*0.75 + RAND()*0.25" office:value-type="float" office:value="18.8198499676543" calcext:value-type="float">
            <text:p>18.82</text:p>
          </table:table-cell>
          <table:table-cell table:style-name="ce24" table:formula="of:=RAND()" office:value-type="float" office:value="0.725968857778808" calcext:value-type="float">
            <text:p>0.73</text:p>
          </table:table-cell>
          <table:table-cell table:style-name="ce24" table:formula="of:=[.I43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4]-[.B44]" office:value-type="float" office:value="9" calcext:value-type="float">
            <text:p>9</text:p>
          </table:table-cell>
          <table:table-cell table:style-name="ce8" table:formula="of:=CHOOSE(WEEKDAY([.A44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44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44]*0.75 + RAND()*0.25" office:value-type="float" office:value="15.2253293853163" calcext:value-type="float">
            <text:p>15.23</text:p>
          </table:table-cell>
          <table:table-cell table:style-name="ce24" table:formula="of:=RAND()" office:value-type="float" office:value="0.698481741620079" calcext:value-type="float">
            <text:p>0.70</text:p>
          </table:table-cell>
          <table:table-cell table:style-name="ce24" table:formula="of:=[.I44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5]-[.B45]" office:value-type="float" office:value="9" calcext:value-type="float">
            <text:p>9</text:p>
          </table:table-cell>
          <table:table-cell table:style-name="ce8" table:formula="of:=CHOOSE(WEEKDAY([.A45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45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45]*0.75 + RAND()*0.25" office:value-type="float" office:value="11.4659485298505" calcext:value-type="float">
            <text:p>11.47</text:p>
          </table:table-cell>
          <table:table-cell table:style-name="ce24" table:formula="of:=RAND()" office:value-type="float" office:value="0.862388507244438" calcext:value-type="float">
            <text:p>0.86</text:p>
          </table:table-cell>
          <table:table-cell table:style-name="ce24" table:formula="of:=[.I45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6]-[.B46]" office:value-type="float" office:value="9" calcext:value-type="float">
            <text:p>9</text:p>
          </table:table-cell>
          <table:table-cell table:style-name="ce8" table:formula="of:=CHOOSE(WEEKDAY([.A46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46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24" table:formula="of:=[.I46]*0.75 + RAND()*0.25" office:value-type="float" office:value="7.5239253104436" calcext:value-type="float">
            <text:p>7.52</text:p>
          </table:table-cell>
          <table:table-cell table:style-name="ce24" table:formula="of:=RAND()" office:value-type="float" office:value="0.628460984266118" calcext:value-type="float">
            <text:p>0.63</text:p>
          </table:table-cell>
          <table:table-cell table:style-name="ce24" table:formula="of:=[.I46]*10" office:value-type="float" office:value="100" calcext:value-type="float">
            <text:p>1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7]-[.B47]" office:value-type="float" office:value="9" calcext:value-type="float">
            <text:p>9</text:p>
          </table:table-cell>
          <table:table-cell table:style-name="ce8" table:formula="of:=CHOOSE(WEEKDAY([.A47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47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24" table:formula="of:=[.I47]*0.75 + RAND()*0.25" office:value-type="float" office:value="3.89729017468343" calcext:value-type="float">
            <text:p>3.90</text:p>
          </table:table-cell>
          <table:table-cell table:style-name="ce24" table:formula="of:=RAND()" office:value-type="float" office:value="0.344201963016135" calcext:value-type="float">
            <text:p>0.34</text:p>
          </table:table-cell>
          <table:table-cell table:style-name="ce24" table:formula="of:=[.I47]*10" office:value-type="float" office:value="50" calcext:value-type="float">
            <text:p>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8]-[.B48]" office:value-type="float" office:value="9" calcext:value-type="float">
            <text:p>9</text:p>
          </table:table-cell>
          <table:table-cell table:style-name="ce8" table:formula="of:=CHOOSE(WEEKDAY([.A48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48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24" table:formula="of:=[.I48]*0.75 + RAND()*0.25" office:value-type="float" office:value="0.860310357234576" calcext:value-type="float">
            <text:p>0.86</text:p>
          </table:table-cell>
          <table:table-cell table:style-name="ce24" table:formula="of:=RAND()" office:value-type="float" office:value="0.7097829745438" calcext:value-type="float">
            <text:p>0.71</text:p>
          </table:table-cell>
          <table:table-cell table:style-name="ce24" table:formula="of:=[.I48]*10" office:value-type="float" office:value="10" calcext:value-type="float">
            <text:p>10.00</text:p>
          </table:table-cell>
          <table:table-cell table:style-name="ce8" table:number-columns-repeated="785"/>
        </table:table-row>
        <table:table-row table:style-name="ro1" table:number-rows-repeated="62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5">
          <table:table-cell table:style-name="ce26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4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16">
          <table:table-cell table:style-name="ce26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22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19">
          <table:table-cell table:style-name="ce26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76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26">
          <table:table-cell table:style-name="ce27"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>
          <table:table-cell table:style-name="ce27"/>
          <table:table-cell table:style-name="ce8"/>
          <table:table-cell table:style-name="ce56"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18">
          <table:table-cell table:style-name="ce27"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>
          <table:table-cell table:style-name="ce28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3">
          <table:table-cell table:style-name="ce27"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>
          <table:table-cell table:style-name="ce27"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32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4">
          <table:table-cell table:style-name="ce26"/>
          <table:table-cell table:style-name="ce8"/>
          <table:table-cell table:style-name="ce9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9" table:number-columns-repeated="785"/>
        </table:table-row>
        <table:table-row table:style-name="ro1" table:number-rows-repeated="20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2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9" table:number-columns-repeated="785"/>
        </table:table-row>
        <table:table-row table:style-name="ro1" table:number-rows-repeated="650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>
          <table:table-cell/>
          <table:table-cell table:style-name="ce8"/>
          <table:table-cell table:style-name="ce9"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>
          <table:table-cell table:style-name="ce26"/>
          <table:table-cell table:style-name="ce8"/>
          <table:table-cell table:style-name="ce9"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>
          <table:table-cell table:style-name="ce26"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2896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1044666">
          <table:table-cell table:number-columns-repeated="797"/>
        </table:table-row>
        <table:table-row table:style-name="ro1">
          <table:table-cell table:number-columns-repeated="797"/>
        </table:table-row>
      </table:table>
      <table:named-expressions>
        <table:named-expression table:name="BAD_DREAM" table:base-cell-address="$data.$BY$5" table:expression="#REF!"/>
        <table:named-expression table:name="BEER_CUPS" table:base-cell-address="$data.$CI$5" table:expression="#REF!"/>
        <table:named-expression table:name="FINGER_PAIN" table:base-cell-address="$data.$DI$1" table:expression="#REF!"/>
        <table:named-expression table:name="HOURS_ROBOTICS" table:base-cell-address="$data.$BG$4" table:expression="#REF!"/>
        <table:named-expression table:name="JAW_PAIN" table:base-cell-address="$data.$DI$5" table:expression="#REF!"/>
        <table:named-expression table:name="LIQUOR_CUPS" table:base-cell-address="$data.$CK$5" table:expression="#REF!"/>
        <table:named-expression table:name="NEXT_DAY_PUSHUPS" table:base-cell-address="$data.$AM$1" table:expression="#REF!"/>
        <table:named-expression table:name="NEXT_DAY_THREWUP" table:base-cell-address="$data.$AO$1" table:expression="#REF!"/>
        <table:named-expression table:name="NEXT_DAY_WOKE_CHESTPAINS" table:base-cell-address="$data.$AO$4" table:expression="#REF!"/>
        <table:named-expression table:name="NEXT_DAY_WOKE_HEADACHE" table:base-cell-address="$data.$AP$4" table:expression="#REF!"/>
        <table:named-range table:name="NEXT_DAY_WOKE_HOUR" table:base-cell-address="$data.$C$4" table:cell-range-address="$data.$C:.$C"/>
        <table:named-expression table:name="NEXT_DAY_WOKE_KIDNEYPAINS" table:base-cell-address="$data.$AR$4" table:expression="#REF!"/>
        <table:named-expression table:name="READING_MINUTES" table:base-cell-address="$data.$EP$1" table:expression="#REF!"/>
        <table:named-expression table:name="SLEEPING_PROBLEMS" table:base-cell-address="$data.$CZ$5" table:expression="#REF!"/>
        <table:named-expression table:name="TM_MINUTES" table:base-cell-address="$data.$EV$1" table:expression="#REF!"/>
        <table:named-expression table:name="TM_VELOCITY" table:base-cell-address="$data.$GI$5" table:expression="#REF!"/>
        <table:named-expression table:name="WAISTLINE" table:base-cell-address="$data.$AQ$4" table:expression="#REF!"/>
        <table:named-expression table:name="WINE_CUPS" table:base-cell-address="$data.$CJ$5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4" number:min-decimal-places="4" number:min-integer-digits="1"/>
    </number:number-style>
    <number:number-style style:name="N131">
      <number:number number:decimal-places="1" number:min-decimal-places="1" number:min-integer-digits="1"/>
    </number:number-style>
    <number:currency-style style:name="N13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2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3P0"/>
    </number:currency-style>
    <number:number-style style:name="N134">
      <number:number number:decimal-places="5" number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00ff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 style:data-style-name="N2" text:time-value="23:40:52.2380206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6T23:41:51.868225645</dc:date>
    <dc:creator>chris</dc:creator>
    <meta:editing-duration>P179DT22H2M52S</meta:editing-duration>
    <meta:editing-cycles>1088</meta:editing-cycles>
    <meta:generator>LibreOffice/7.6.7.2$Linux_X86_64 LibreOffice_project/60$Build-2</meta:generator>
    <meta:document-statistic meta:table-count="1" meta:cell-count="513" meta:object-count="0"/>
  </office:meta>
</office:document-meta>
</file>